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Standard">
      <style:text-properties officeooo:paragraph-rsid="004e8856"/>
    </style:style>
    <style:style style:name="P2" style:family="paragraph" style:parent-style-name="Text_20_body">
      <style:text-properties officeooo:paragraph-rsid="004e8856"/>
    </style:style>
    <style:style style:name="P3" style:family="paragraph" style:parent-style-name="Standard">
      <style:text-properties officeooo:paragraph-rsid="0056b003"/>
    </style:style>
    <style:style style:name="P4" style:family="paragraph" style:parent-style-name="Standard">
      <style:text-properties officeooo:paragraph-rsid="004d71a0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ext_20_body" style:list-style-name="L1">
      <style:text-properties officeooo:paragraph-rsid="004e8856"/>
    </style:style>
    <style:style style:name="P10" style:family="paragraph" style:parent-style-name="Text_20_body" style:list-style-name="L1">
      <style:text-properties officeooo:rsid="005d00c3" officeooo:paragraph-rsid="005d00c3"/>
    </style:style>
    <style:style style:name="P11" style:family="paragraph" style:parent-style-name="Text_20_body" style:list-style-name="L1">
      <style:text-properties officeooo:rsid="005da03a" officeooo:paragraph-rsid="005da03a"/>
    </style:style>
    <style:style style:name="P12" style:family="paragraph" style:parent-style-name="Text_20_body" style:list-style-name="L1">
      <style:text-properties officeooo:rsid="005df035" officeooo:paragraph-rsid="005df0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officeooo:rsid="004f23dc"/>
    </style:style>
    <style:style style:name="T4" style:family="text">
      <style:text-properties officeooo:rsid="005ac4b5"/>
    </style:style>
    <style:style style:name="T5" style:family="text">
      <style:text-properties officeooo:rsid="005d00c3"/>
    </style:style>
    <style:style style:name="T6" style:family="text">
      <style:text-properties officeooo:rsid="005ef8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Apelidos, Nome:</text:span><text:span text:style-name="T1"> </text:span></text:p>
          </table:table-cell>
        </table:table-row>
      </table:table>
      <text:p text:style-name="Standard"/>
      <text:p text:style-name="P4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2"><text:span text:style-name="T3">1.</text:span> Le o artigo<text:span text:style-name="T4"> “</text:span><text:a xlink:type="simple" xlink:href="https://www.tecnologia-informatica.com/erp-que-es/" text:style-name="Internet_20_link" text:visited-style-name="Visited_20_Internet_20_Link"><text:span text:style-name="T5">Características de un Sistema ERP</text:span></text:a><text:span text:style-name="T4">” e responde ás seguintes cuestións:</text:span></text:p>
            <text:list text:style-name="L1">
              <text:list-item>
                <text:p text:style-name="P9">Cal é o obxectivo principal dun ERP?</text:p>
              </text:list-item>
              <text:list-item>
                <text:p text:style-name="P9">Define Back Office.</text:p>
              </text:list-item>
              <text:list-item>
                <text:p text:style-name="P10">Define Front Office.</text:p>
              </text:list-item>
              <text:list-item>
                <text:p text:style-name="P10"><text:span text:style-name="T6">R</text:span>ealiza un resumo da evolución histórica do software ERP.</text:p>
              </text:list-item>
              <text:list-item>
                <text:p text:style-name="P10">Indica o nome do primeiro sistema que ten capacidade para realizar simulacións baseadas en preguntas</text:p>
              </text:list-item>
              <text:list-item>
                <text:p text:style-name="P11">Sinala os inconvenientes dos sistemas MRP II</text:p>
              </text:list-item>
              <text:list-item>
                <text:p text:style-name="P12">Indica as características fundamentais que debe ter un sistema para ser considerado ERP</text:p>
              </text:list-item>
              <text:list-item>
                <text:p text:style-name="P12">Indica que limitacións pode presentar un sistema ERP</text:p>
              </text:list-item>
            </text:list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09-14T13:41:31.420425826</dc:date>
    <meta:editing-duration>PT8H44M1S</meta:editing-duration>
    <meta:editing-cycles>148</meta:editing-cycles>
    <meta:generator>LibreOffice/7.6.0.3$Linux_X86_64 LibreOffice_project/69edd8b8ebc41d00b4de3915dc82f8f0fc3b6265</meta:generator>
    <meta:document-statistic meta:table-count="2" meta:image-count="2" meta:object-count="0" meta:page-count="1" meta:paragraph-count="13" meta:word-count="90" meta:character-count="533" meta:non-whitespace-character-count="461"/>
  </office:meta>
</office:document-meta>
</file>